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scheidungen:</text:p>
      <text:p text:style-name="P1"><text:span text:style-name="T1">-Entscheidungsbaum: if leben kleiner 75 mach da weiter oder so usw.</text:span></text:p>
      <text:p text:style-name="P1"><text:span text:style-name="T1"/></text:p>
      <text:p text:style-name="P1"><text:span text:style-name="T1">-Nicht nur Reagieren sondern auch von alleine Agieren</text:span></text:p>
      <text:p text:style-name="P1"><text:span text:style-name="T1">-KI ergreift Initiative</text:span></text:p>
      <text:p text:style-name="P1"><text:span text:style-name="T1">→ man muss Ziele definieren</text:span></text:p>
      <text:p text:style-name="P1"><text:span text:style-name="T1">→ Es gibt Wege zum Ziel:</text:span></text:p>
      <text:p text:style-name="P1"><text:span text:style-name="T1"><text:tab/>z.B.</text:span></text:p>
      <text:p text:style-name="P1"><text:span text:style-name="T1"><text:tab/>-Aktion nehmen die Am meisten von Ziel/Bedürfnis deckt</text:span></text:p>
      <text:p text:style-name="P1"><text:span text:style-name="T1"><text:tab/><text:tab/><text:tab/><text:tab/><text:tab/><text:tab/><text:tab/>(über bestimmte Zeit?)</text:span></text:p>
      <text:p text:style-name="P1"><text:span text:style-name="T1"><text:tab/>-Aktion nehmen nach der die quadrate der Unzufriedenheiten am geringsten</text:span></text:p>
      <text:p text:style-name="P1"><text:span text:style-name="T1"><text:tab/><text:tab/>-ignoriert sowas wie Magiepunkte, durch die andere Aktionen nicht mehr möglich <text:tab/><text:tab/>sind</text:span></text:p>
      <text:p text:style-name="P1"><text:span text:style-name="T1"><text:tab/><text:tab/>→ in zukunft schauen – Vorrausberechnung 2-4 Aktionen oder so</text:span></text:p>
      <text:p text:style-name="P1"><text:span text:style-name="T1"><text:tab/>-Vielleicht Aktionen in der Nähe bevorzugen</text:span></text:p>
      <text:p text:style-name="P1"><text:span text:style-name="T1"><text:tab/><text:tab/>-Wege Berechnen sehr aufwändig</text:span></text:p>
      <text:p text:style-name="P1"><text:span text:style-name="T1"><text:tab/><text:tab/>→ Geruch von Objekten ausgehend der sich langsam ausbreitet(z.B. Über Graphe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2:45:50</meta:creation-date>
    <dc:date>2014-05-21T13:14:29.04</dc:date>
    <meta:editing-duration>PT28M34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99" meta:character-count="677"/>
  </office:meta>
</office:document-meta>
</file>